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6pt" fo:font-style="italic" fo:font-weight="bold" style:font-size-asian="16pt" style:font-style-asian="italic" style:font-weight-asian="bold" style:font-size-complex="16pt" style:font-style-complex="italic"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4" style:family="paragraph" style:parent-style-name="Standard">
      <style:text-properties fo:font-style="normal" style:font-style-asian="normal" style:font-style-complex="normal"/>
    </style:style>
    <style:style style:name="P5" style:family="paragraph" style:parent-style-name="Standard" style:list-style-name="L1">
      <style:text-properties fo:font-style="normal" style:font-style-asian="normal" style:font-style-complex="normal"/>
    </style:style>
    <style:style style:name="P6" style:family="paragraph" style:parent-style-name="Standard" style:list-style-name="L2">
      <style:text-properties fo:font-style="normal" style:font-style-asian="normal" style:font-style-complex="normal"/>
    </style:style>
    <style:style style:name="T1" style:family="text">
      <style:text-properties fo:font-size="15pt" fo:font-weight="bold" style:font-size-asian="15pt" style:font-weight-asian="bold" style:font-size-complex="15pt"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ize="16pt" fo:font-style="italic" fo:font-weight="bold" style:font-size-asian="16pt" style:font-style-asian="italic" style:font-weight-asian="bold" style:font-size-complex="16pt" style:font-style-complex="italic" style:font-weight-complex="bold"/>
    </style:style>
    <style:style style:name="T6" style:family="text">
      <style:text-properties fo:font-size="16pt" fo:font-style="italic" style:font-size-asian="16pt" style:font-style-asian="italic" style:font-size-complex="16pt" style:font-style-complex="italic"/>
    </style:style>
    <style:style style:name="T7" style:family="text">
      <style:text-properties fo:font-size="16pt" fo:font-weight="bold" style:font-size-asian="16pt" style:font-weight-asian="bold" style:font-size-complex="16pt" style:font-weight-complex="bold"/>
    </style:style>
    <style:style style:name="T8" style:family="text">
      <style:text-properties fo:font-size="16pt" fo:font-style="normal" fo:font-weight="bold" style:font-size-asian="16pt" style:font-style-asian="normal" style:font-weight-asian="bold" style:font-size-complex="16pt" style:font-style-complex="normal" style:font-weight-complex="bold"/>
    </style:style>
    <style:style style:name="T9" style:family="text">
      <style:text-properties fo:font-size="22pt" fo:font-weight="bold" style:font-size-asian="22pt" style:font-weight-asian="bold" style:font-size-complex="22pt" style:font-weight-complex="bold"/>
    </style:style>
    <style:style style:name="T10" style:family="text">
      <style:text-properties fo:font-size="14pt" fo:font-weight="normal" style:font-size-asian="14pt" style:font-weight-asian="normal" style:font-size-complex="14pt" style:font-weight-complex="normal"/>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ize="12pt" fo:font-style="normal" fo:font-weight="normal" style:font-size-asian="10.5pt" style:font-style-asian="normal" style:font-weight-asian="normal" style:font-size-complex="12pt" style:font-style-complex="normal" style:font-weight-complex="normal"/>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9">Maize Mapping</text:span><text:span text:style-name="T1"><text:line-break/></text:span><text:span text:style-name="T10">by Marat “Peter” Purnyn</text:span></text:p>
      <text:p text:style-name="P3">Overview</text:p>
      <text:p text:style-name="Standard">This is the documentation for the Maize Mapping node that was written for the 2015 Field Robot <text:s/>Event in Slovenia. This node was designed to construct a map using OpenCV. The map is gray for unexplored areas and white for explored area. green maize plants are marked as black and brown maize plants are marked as red.</text:p>
      <text:p text:style-name="Standard"><text:line-break/><text:span text:style-name="T5">Subscribers</text:span></text:p>
      <text:p text:style-name="Standard"><text:span text:style-name="T6"><text:tab/></text:span>/scan</text:p>
      <text:p text:style-name="Standard">Used to detect plants to the left and right of the robot</text:p>
      <text:p text:style-name="Standard"/>
      <text:p text:style-name="Standard"><text:tab/>/odom_combined</text:p>
      <text:p text:style-name="Standard">Used to localize the robot and calculate how far it is translating. It's based on the encoders on the wheels so it's not that accurate during turns. As a result, the code does a few things to compensate on entering/exiting rows.</text:p>
      <text:p text:style-name="Standard"/>
      <text:p text:style-name="Standard"><text:tab/>/fx8Left/plantDetection/plantStatusDetect</text:p>
      <text:p text:style-name="Standard"><text:tab/>/fx8Right/plantDetection/plantStatusDetect</text:p>
      <text:p text:style-name="Standard">Used to determine if the plants on the left or right are brown or green. The detection works based on the reflectivity of green plants in the IR spectrum. Brown plants are less reflective.</text:p>
      <text:p text:style-name="Standard"><text:tab/></text:p>
      <text:p text:style-name="Standard"><text:tab/>/nav_state</text:p>
      <text:p text:style-name="Standard">used to determine when the robot enters and exits a row to compensate for the inaccuracy of the localization when we turn into the next row.</text:p>
      <text:p text:style-name="Standard"/>
      <text:p text:style-name="P1">Publishers</text:p>
      <text:p text:style-name="Standard"/>
      <text:p text:style-name="Standard"><text:tab/>/maizeMap</text:p>
      <text:p text:style-name="Standard">If another node wants to examine the map as it's being built it can subscribe to this topic. This node shows the map in an open window and saves a file after finishing all the rows.</text:p>
      <text:p text:style-name="Standard"/>
      <text:p text:style-name="P1">Functions</text:p>
      <text:p text:style-name="Standard"/>
      <text:p text:style-name="Standard"><text:span text:style-name="T2"><text:tab/>MaizeMappingInit()</text:span></text:p>
      <text:p text:style-name="Standard">This function gets the values from the parameters in the launch file and if it can't find them uses default values. It also initiates the subscribers and publishers. It also prints out some of the parameters. It also opens a new window to show the map as it's being drawn.<text:line-break/><text:line-break/><text:tab/>d<text:span text:style-name="T3">etectLeftPlant()/detectRightPlant</text:span></text:p>
      <text:p text:style-name="Standard">this function looks at the laserscan data and checks if there is an obstacle between 0.1m and 1m to the left and right of the robot. Then it checks the values from the Fx8 in order to see if the plant to the left or right registers as green or brown. The function returns a 0 for no plant, 1 for green plants and 3 for brown plants.</text:p>
      <text:p text:style-name="Standard"><text:line-break/><text:span text:style-name="T2"><text:tab/>getNavState()<text:line-break/></text:span><text:span text:style-name="T4">This functions purpose is to detect the end of row message from the navigation state subscriber. The end of row determines when to stop drawing a row.</text:span></text:p>
      <text:p text:style-name="P4"/>
      <text:p text:style-name="P4"/>
      <text:p text:style-name="Standard"><text:soft-page-break/><text:span text:style-name="T4"><text:tab/>g</text:span><text:span text:style-name="T2">enerateMap()</text:span><text:span text:style-name="T4"><text:line-break/>This is the meat and potatoes of the code. It contains the logic of translating these values to an image. It's a little complicated if you don't know OpenCV. <text:line-break/><text:line-break/>You start by calculating the position of the robot using the odom data as tf::pose. Then you generating 3 images based on the parameter values you've determined for the area you want to map (how many rows of maize, the spacing and length of the average row) and the resolution of the map you're creating (how many pixels per meter). The 3 images are for the explored area, the green plants and the brown plants. The images will be merged later into one map.<text:line-break/><text:line-break/>There is a for loop for each row. Each row alternates the direction the row will be drawn in. The robot will wait until the next “start of row” message from the navState is published. The map will only be based on the data collected from the start of the row and end of row messages. This is so that we can throw out the inaccurate odom data from turning into the next row. The robot records the starting position of the robot. The pathL2R parameter controls the starting location of the point on the map and which direction to shift the starting point of the next row. The robot can start either in the bottom right and mover left or on the bottom left and move right. <text:line-break/><text:line-break/>The robot then enters a loop that begins and the entering of the row and ends on leaving the row. This is where it uses the change in position to draw a white circle where the robot is to mark the explored area. It also marks black points and red points at a fixed distance to the left and right of the robot to record the plants. The robot can record plants on either side, but will only add points to the map if they wouldn't overlap from the previous row. The variable that keeps track of the direction of the robot also controls which side can be recorded in each new row. When the robot exits the row, it records the position so that the next “enter row” position can be based on the previous “exit row” position. This is an attempt to keep the newly drawn rows starting in the same place. The map is updated on the map window. <text:line-break/><text:line-break/>After all rows are finished the map is saved as a tiff and the matrices are released.<text:line-break/><text:line-break/></text:span><text:span text:style-name="T8">Room for improvement</text:span><text:span text:style-name="T12"><text:line-break/>There are some places that I see where the code can be improved. Most likely the next competition will not need this code, but maybe an explanation of the limitations of the code can help someone learning from the code when writing their own.</text:span></text:p>
      <text:p text:style-name="P4"><text:span text:style-name="T11"/></text:p>
      <text:list xml:id="list275924889" text:style-name="L2">
        <text:list-item>
          <text:p text:style-name="P6"><text:span text:style-name="T11">This code ignores the turns of the robot and only draws data collected from the straights of the navigation. This could be improved by finding a way to localize the robot beyond simply optometry. Perhaps through an IMU or shifting the location based on the changes in what the laserscan sees from point to point.</text:span></text:p>
          <text:p text:style-name="P6"><text:span text:style-name="T11"/></text:p>
        </text:list-item>
      </text:list>
      <text:list xml:id="list147542963" text:style-name="L1">
        <text:list-item>
          <text:p text:style-name="P5"><text:span text:style-name="T11">This code relies on straight rows, a predefined knowledge of the number and length of rows and the starting position of the robot being bottom left or bottom right. This could be improved by letting the robot resize it's map dynamically.</text:span></text:p>
          <text:p text:style-name="P5"><text:span text:style-name="T11"/></text:p>
        </text:list-item>
        <text:list-item>
          <text:p text:style-name="P5"><text:span text:style-name="T11">The code should be adapted to skip a row due to being able to detect plants on both sides of the robot. There is no need to do each row.</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mote Farming</meta:initial-creator>
    <meta:creation-date>2015-08-19T13:21:17</meta:creation-date>
    <dc:date>2015-08-19T15:08:16</dc:date>
    <dc:creator>Remote Farming</dc:creator>
    <meta:editing-duration>PT11M53S</meta:editing-duration>
    <meta:editing-cycles>2</meta:editing-cycles>
    <meta:generator>LibreOffice/3.5$Linux_X86_64 LibreOffice_project/350m1$Build-2</meta:generator>
    <meta:document-statistic meta:table-count="0" meta:image-count="0" meta:object-count="0" meta:page-count="2" meta:paragraph-count="26" meta:word-count="967" meta:character-count="5322" meta:non-whitespace-character-count="4360"/>
  </office:meta>
</office:document-meta>
</file>